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Arial, Helvetica, sans-serif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style:font-name="Arial"/>
    </style:style>
    <style:style style:name="P2" style:family="paragraph" style:parent-style-name="Standard_20__28_user_29_">
      <style:text-properties style:font-name="Arial" fo:font-size="14pt" fo:font-weight="bold" style:font-size-asian="14pt" style:font-weight-asian="bold" style:font-weight-complex="bold"/>
    </style:style>
    <style:style style:name="P3" style:family="paragraph" style:parent-style-name="Standard_20__28_user_29_">
      <style:text-properties style:font-name="Arial" fo:font-weight="bold" style:font-weight-asian="bold"/>
    </style:style>
    <style:style style:name="P4" style:family="paragraph" style:parent-style-name="Standard_20__28_user_29_">
      <style:text-properties style:font-name="Arial" fo:font-weight="bold" style:font-weight-asian="bold" style:font-weight-complex="bold"/>
    </style:style>
    <style:style style:name="P5" style:family="paragraph" style:parent-style-name="Standard_20__28_user_29_">
      <style:text-properties style:font-name="Arial" fo:language="en" fo:country="US"/>
    </style:style>
    <style:style style:name="P6" style:family="paragraph" style:parent-style-name="Standard_20__28_user_29_">
      <style:text-properties style:font-name="Arial" style:font-weight-complex="bold"/>
    </style:style>
    <style:style style:name="P7" style:family="paragraph" style:parent-style-name="Standard_20__28_user_29_">
      <style:paragraph-properties fo:margin-left="1.251cm" fo:margin-right="0cm" fo:text-indent="0cm" style:auto-text-indent="false"/>
      <style:text-properties style:font-name="Arial"/>
    </style:style>
    <style:style style:name="P8" style:family="paragraph" style:parent-style-name="Standard_20__28_user_29_">
      <style:paragraph-properties fo:margin-left="1.251cm" fo:margin-right="0cm" fo:text-indent="0cm" style:auto-text-indent="false"/>
      <style:text-properties style:font-name="Arial" fo:font-weight="bold" style:font-weight-asian="bold"/>
    </style:style>
    <style:style style:name="P9" style:family="paragraph" style:parent-style-name="Standard_20__28_user_29_">
      <style:paragraph-properties fo:margin-left="1.251cm" fo:margin-right="0cm" fo:text-indent="1.251cm" style:auto-text-indent="false"/>
      <style:text-properties style:font-name="Arial"/>
    </style:style>
    <style:style style:name="P10" style:family="paragraph" style:parent-style-name="Standard_20__28_user_29_">
      <style:paragraph-properties fo:margin-left="1.251cm" fo:margin-right="0cm" fo:text-indent="1.251cm" style:auto-text-indent="false"/>
      <style:text-properties style:font-name="Arial" fo:font-weight="bold" style:font-weight-asian="bold" style:font-weight-complex="bold"/>
    </style:style>
    <style:style style:name="P11" style:family="paragraph" style:parent-style-name="Standard_20__28_user_29_">
      <style:paragraph-properties fo:margin-left="1.251cm" fo:margin-right="0cm" fo:text-indent="1.251cm" style:auto-text-indent="false"/>
      <style:text-properties style:font-name="Arial" style:font-weight-complex="bold"/>
    </style:style>
    <style:style style:name="P12" style:family="paragraph" style:parent-style-name="Standard_20__28_user_29_">
      <style:paragraph-properties fo:margin-left="2.501cm" fo:margin-right="0cm" fo:text-indent="0cm" style:auto-text-indent="false"/>
      <style:text-properties style:font-name="Arial"/>
    </style:style>
    <style:style style:name="P13" style:family="paragraph" style:parent-style-name="Standard_20__28_user_29_">
      <style:paragraph-properties fo:margin-left="2.501cm" fo:margin-right="0cm" fo:text-indent="0cm" style:auto-text-indent="false"/>
      <style:text-properties style:font-name="Arial" fo:font-weight="bold" style:font-weight-asian="bold"/>
    </style:style>
    <style:style style:name="P14" style:family="paragraph" style:parent-style-name="Standard_20__28_user_29_">
      <style:paragraph-properties fo:margin-left="2.501cm" fo:margin-right="0cm" fo:text-indent="0cm" style:auto-text-indent="false"/>
      <style:text-properties style:font-name="Arial" officeooo:rsid="000738ea" officeooo:paragraph-rsid="00096d44"/>
    </style:style>
    <style:style style:name="P15" style:family="paragraph" style:parent-style-name="Standard_20__28_user_29_">
      <style:paragraph-properties fo:margin-left="2.501cm" fo:margin-right="0cm" fo:text-indent="0cm" style:auto-text-indent="false"/>
      <style:text-properties style:font-name="Arial" officeooo:rsid="0008e0e9" officeooo:paragraph-rsid="00096d44"/>
    </style:style>
    <style:style style:name="P16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officeooo:rsid="0008e0e9" officeooo:paragraph-rsid="00096d44" style:font-size-asian="12pt" style:font-size-complex="12pt"/>
    </style:style>
    <style:style style:name="P17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96d44" officeooo:paragraph-rsid="00096d44" style:font-size-asian="12pt" style:font-weight-asian="normal" style:font-size-complex="12pt" style:font-weight-complex="normal"/>
    </style:style>
    <style:style style:name="P18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9c3ff" officeooo:paragraph-rsid="0009c3ff" style:font-size-asian="12pt" style:font-weight-asian="normal" style:font-size-complex="12pt" style:font-weight-complex="normal"/>
    </style:style>
    <style:style style:name="P19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a796d" officeooo:paragraph-rsid="000a796d" style:font-size-asian="12pt" style:font-weight-asian="normal" style:font-size-complex="12pt" style:font-weight-complex="normal"/>
    </style:style>
    <style:style style:name="P20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aa51e" officeooo:paragraph-rsid="000aa51e" style:font-size-asian="12pt" style:font-weight-asian="normal" style:font-size-complex="12pt" style:font-weight-complex="normal"/>
    </style:style>
    <style:style style:name="P21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b7c06" officeooo:paragraph-rsid="000b7c06" style:font-size-asian="12pt" style:font-weight-asian="normal" style:font-size-complex="12pt" style:font-weight-complex="normal"/>
    </style:style>
    <style:style style:name="P22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d0528" officeooo:paragraph-rsid="000d0528" style:font-size-asian="12pt" style:font-weight-asian="normal" style:font-size-complex="12pt" style:font-weight-complex="normal"/>
    </style:style>
    <style:style style:name="P23" style:family="paragraph" style:parent-style-name="Standard_20__28_user_29_">
      <style:paragraph-properties fo:margin-left="2.501cm" fo:margin-right="0cm" fo:text-indent="0cm" style:auto-text-indent="false"/>
      <style:text-properties fo:font-size="12pt" fo:font-weight="normal" officeooo:rsid="000aa51e" officeooo:paragraph-rsid="000aa51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2.501cm" fo:margin-right="0cm" fo:text-indent="0cm" style:auto-text-indent="false"/>
      <style:text-properties style:font-name="Arial" officeooo:rsid="000738ea" officeooo:paragraph-rsid="00096d44"/>
    </style:style>
    <style:style style:name="P25" style:family="paragraph" style:parent-style-name="Standard_20__28_user_29_">
      <style:paragraph-properties fo:margin-left="2.498cm" fo:margin-right="0cm" fo:text-indent="1.249cm" style:auto-text-indent="false"/>
      <style:text-properties style:font-name="Arial"/>
    </style:style>
    <style:style style:name="P26" style:family="paragraph" style:parent-style-name="Standard_20__28_user_29_">
      <style:paragraph-properties fo:margin-left="2.498cm" fo:margin-right="0cm" fo:text-indent="1.249cm" style:auto-text-indent="false"/>
      <style:text-properties style:font-name="Arial" fo:font-weight="bold" style:font-weight-asian="bold"/>
    </style:style>
    <style:style style:name="P27" style:family="paragraph" style:parent-style-name="Standard_20__28_user_29_">
      <style:paragraph-properties fo:margin-left="2.498cm" fo:margin-right="0cm" fo:text-indent="1.249cm" style:auto-text-indent="false"/>
      <style:text-properties style:font-name="Arial" fo:language="en" fo:country="US"/>
    </style:style>
    <style:style style:name="P28" style:family="paragraph" style:parent-style-name="Standard_20__28_user_29_">
      <style:paragraph-properties fo:margin-left="0cm" fo:margin-right="0cm" fo:text-indent="1.249cm" style:auto-text-indent="false"/>
      <style:text-properties style:font-name="Arial" fo:font-weight="bold" style:font-weight-asian="bold"/>
    </style:style>
    <style:style style:name="P29" style:family="paragraph" style:parent-style-name="Standard_20__28_user_29_">
      <style:paragraph-properties fo:margin-left="0cm" fo:margin-right="0cm" fo:text-indent="1.249cm" style:auto-text-indent="false"/>
      <style:text-properties style:font-name="Arial" fo:language="en" fo:country="US" fo:font-weight="bold" style:font-weight-asian="bold"/>
    </style:style>
    <style:style style:name="P30" style:family="paragraph" style:parent-style-name="Standard_20__28_user_29_">
      <style:paragraph-properties fo:margin-left="1.249cm" fo:margin-right="0cm" fo:text-indent="1.249cm" style:auto-text-indent="false"/>
      <style:text-properties style:font-name="Arial"/>
    </style:style>
    <style:style style:name="P31" style:family="paragraph" style:parent-style-name="Standard_20__28_user_29_">
      <style:paragraph-properties fo:margin-left="1.249cm" fo:margin-right="0cm" fo:text-indent="1.249cm" style:auto-text-indent="false"/>
      <style:text-properties style:font-name="Arial" style:font-weight-complex="bold"/>
    </style:style>
    <style:style style:name="P32" style:family="paragraph" style:parent-style-name="Standard_20__28_user_29_">
      <style:paragraph-properties fo:margin-left="1.249cm" fo:margin-right="0cm" fo:text-indent="1.249cm" style:auto-text-indent="false"/>
      <style:text-properties style:font-name="Arial" fo:font-weight="bold" style:font-weight-asian="bold"/>
    </style:style>
    <style:style style:name="P33" style:family="paragraph" style:parent-style-name="Standard_20__28_user_29_">
      <style:paragraph-properties fo:margin-left="0cm" fo:margin-right="0cm" fo:text-indent="1.251cm" style:auto-text-indent="false"/>
    </style:style>
    <style:style style:name="P34" style:family="paragraph" style:parent-style-name="Standard_20__28_user_29_">
      <style:paragraph-properties fo:margin-left="0cm" fo:margin-right="0cm" fo:text-indent="1.251cm" style:auto-text-indent="false"/>
      <style:text-properties style:font-name="Arial"/>
    </style:style>
    <style:style style:name="P35" style:family="paragraph" style:parent-style-name="Standard_20__28_user_29_">
      <style:paragraph-properties fo:margin-left="0cm" fo:margin-right="0cm" fo:text-indent="1.251cm" style:auto-text-indent="false"/>
      <style:text-properties style:font-name="Arial" fo:font-weight="bold" style:font-weight-asian="bold"/>
    </style:style>
    <style:style style:name="P36" style:family="paragraph" style:parent-style-name="Standard_20__28_user_29_">
      <style:paragraph-properties fo:margin-left="0cm" fo:margin-right="0cm" fo:text-indent="0cm" style:auto-text-indent="false"/>
      <style:text-properties style:font-name="Arial" fo:font-weight="bold" officeooo:paragraph-rsid="001172ec" style:font-weight-asian="bold" style:font-weight-complex="bold"/>
    </style:style>
    <style:style style:name="P37" style:family="paragraph" style:parent-style-name="Heading_20_1">
      <style:paragraph-properties fo:margin-left="0cm" fo:margin-right="0cm" fo:text-indent="0cm" style:auto-text-indent="false"/>
      <style:text-properties style:use-window-font-color="true" style:font-name="Arial" fo:font-size="12pt" fo:font-weight="bold" officeooo:paragraph-rsid="001172ec" style:font-size-asian="12pt" style:font-weight-asian="bold" style:font-size-complex="12pt"/>
    </style:style>
    <style:style style:name="P38" style:family="paragraph" style:parent-style-name="Standard_20__28_user_29_">
      <style:paragraph-properties fo:margin-left="3.75cm" fo:margin-right="0cm" fo:text-indent="1.245cm" style:auto-text-indent="false"/>
      <style:text-properties style:font-name="Arial"/>
    </style:style>
    <style:style style:name="P39" style:family="paragraph" style:parent-style-name="Standard_20__28_user_29_">
      <style:paragraph-properties fo:margin-left="3.747cm" fo:margin-right="0cm" fo:text-indent="0cm" style:auto-text-indent="false"/>
      <style:text-properties style:font-name="Arial"/>
    </style:style>
    <style:style style:name="P40" style:family="paragraph" style:parent-style-name="Standard_20__28_user_29_">
      <style:paragraph-properties fo:margin-left="3.747cm" fo:margin-right="0cm" fo:text-indent="0cm" style:auto-text-indent="false"/>
      <style:text-properties style:font-name="Arial" fo:language="en" fo:country="US"/>
    </style:style>
    <style:style style:name="P41" style:family="paragraph" style:parent-style-name="Standard_20__28_user_29_">
      <style:paragraph-properties fo:margin-left="3.747cm" fo:margin-right="0cm" fo:text-indent="1.251cm" style:auto-text-indent="false"/>
      <style:text-properties style:font-name="Arial"/>
    </style:style>
    <style:style style:name="P42" style:family="paragraph" style:parent-style-name="Standard_20__28_user_29_">
      <style:paragraph-properties fo:margin-left="3.747cm" fo:margin-right="0cm" fo:text-indent="1.251cm" style:auto-text-indent="false"/>
      <style:text-properties style:font-name="Arial" officeooo:rsid="000de8cf" officeooo:paragraph-rsid="000de8cf"/>
    </style:style>
    <style:style style:name="P43" style:family="paragraph" style:parent-style-name="Standard_20__28_user_29_">
      <style:paragraph-properties fo:margin-left="2.501cm" fo:margin-right="0cm" fo:text-indent="1.251cm" style:auto-text-indent="false"/>
      <style:text-properties style:font-name="Arial"/>
    </style:style>
    <style:style style:name="P44" style:family="paragraph" style:parent-style-name="Standard_20__28_user_29_">
      <style:paragraph-properties fo:margin-left="2.501cm" fo:margin-right="0cm" fo:text-indent="1.251cm" style:auto-text-indent="false"/>
      <style:text-properties style:font-name="Arial" fo:language="en" fo:country="US"/>
    </style:style>
    <style:style style:name="P45" style:family="paragraph" style:parent-style-name="Standard_20__28_user_29_">
      <style:paragraph-properties fo:margin-left="1.247cm" fo:margin-right="0cm" fo:text-indent="1.251cm" style:auto-text-indent="false"/>
      <style:text-properties style:font-name="Ari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helvetica" fo:font-size="12pt" fo:letter-spacing="normal" fo:font-style="normal" fo:font-weight="normal" officeooo:paragraph-rsid="001172ec" style:font-weight-asian="bold" style:font-weight-complex="bold"/>
    </style:style>
    <style:style style:name="P47" style:family="paragraph" style:parent-style-name="Text_20_body">
      <style:paragraph-properties fo:margin-left="0cm" fo:margin-right="0cm" fo:margin-top="0.265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383838" style:font-name="Open Sans" fo:font-size="12pt" fo:letter-spacing="normal" fo:font-style="normal" fo:font-weight="normal" officeooo:paragraph-rsid="001172ec" style:font-size-asian="12pt" style:font-style-asian="normal" style:font-weight-asian="normal"/>
    </style:style>
    <style:style style:name="P48" style:family="paragraph" style:parent-style-name="Standard_20__28_user_29_" style:master-page-name="Standard">
      <style:paragraph-properties style:page-number="auto"/>
      <style:text-properties style:font-name="Arial" fo:font-size="14pt" fo:font-weight="bold" style:font-size-asian="14pt" style:font-weight-asian="bold" style:font-weight-complex="bold"/>
    </style:style>
    <style:style style:name="P49" style:family="paragraph" style:parent-style-name="Standard_20__28_user_29_">
      <style:paragraph-properties fo:margin-left="2.501cm" fo:margin-right="0cm" fo:text-indent="0cm" style:auto-text-indent="false"/>
      <style:text-properties style:use-window-font-color="true" style:font-name="Arial" fo:font-size="12pt" fo:font-weight="normal" officeooo:rsid="000f7874" officeooo:paragraph-rsid="001172ec" style:font-size-asian="12pt" style:font-weight-asian="normal" style:font-size-complex="12pt" style:font-weight-complex="normal"/>
    </style:style>
    <style:style style:name="P50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9c3ff" officeooo:paragraph-rsid="0009c3ff" style:font-size-asian="12pt" style:font-weight-asian="normal" style:font-size-complex="12pt" style:font-weight-complex="normal"/>
    </style:style>
    <style:style style:name="P51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a796d" officeooo:paragraph-rsid="000a796d" style:font-size-asian="12pt" style:font-weight-asian="normal" style:font-size-complex="12pt" style:font-weight-complex="normal"/>
    </style:style>
    <style:style style:name="P52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aa51e" officeooo:paragraph-rsid="000aa51e" style:font-size-asian="12pt" style:font-weight-asian="normal" style:font-size-complex="12pt" style:font-weight-complex="normal"/>
    </style:style>
    <style:style style:name="P53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d0528" officeooo:paragraph-rsid="000a796d" style:font-size-asian="12pt" style:font-weight-asian="normal" style:font-size-complex="12pt" style:font-weight-complex="normal"/>
    </style:style>
    <style:style style:name="P54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fo:font-weight="normal" officeooo:rsid="00096d44" officeooo:paragraph-rsid="00096d44" style:font-size-asian="12pt" style:font-weight-asian="normal" style:font-size-complex="12pt" style:font-weight-complex="normal"/>
    </style:style>
    <style:style style:name="P55" style:family="paragraph" style:parent-style-name="Standard_20__28_user_29_">
      <style:paragraph-properties fo:margin-left="2.501cm" fo:margin-right="0cm" fo:text-indent="0cm" style:auto-text-indent="false"/>
      <style:text-properties style:font-name="Arial" fo:font-size="12pt" officeooo:rsid="0008e0e9" officeooo:paragraph-rsid="00096d44" style:font-size-asian="12pt" style:font-size-complex="12pt"/>
    </style:style>
    <style:style style:name="P56" style:family="paragraph" style:parent-style-name="Standard_20__28_user_29_">
      <style:paragraph-properties fo:margin-left="2.498cm" fo:margin-right="0cm" fo:text-indent="1.249cm" style:auto-text-indent="false"/>
      <style:text-properties style:font-name="Arial" fo:language="en" fo:country="US"/>
    </style:style>
    <style:style style:name="P57" style:family="paragraph" style:parent-style-name="Standard_20__28_user_29_">
      <style:paragraph-properties fo:margin-left="2.498cm" fo:margin-right="0cm" fo:text-indent="1.249cm" style:auto-text-indent="false"/>
      <style:text-properties style:font-name="Arial" fo:language="en" fo:country="US" officeooo:rsid="0017131d" officeooo:paragraph-rsid="0017131d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size="14pt" fo:font-weight="bold" style:font-size-asian="14pt" style:font-weight-asian="bold" style:font-weight-complex="bold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style:font-weight-complex="bold"/>
    </style:style>
    <style:style style:name="T6" style:family="text">
      <style:text-properties style:font-name="Arial" fo:language="en" fo:country="US" fo:font-weight="bold" style:font-weight-asian="bold"/>
    </style:style>
    <style:style style:name="T7" style:family="text">
      <style:text-properties style:font-name="Arial" officeooo:rsid="000dc695"/>
    </style:style>
    <style:style style:name="T8" style:family="text">
      <style:text-properties officeooo:rsid="0013bf95"/>
    </style:style>
    <style:style style:name="gr1" style:family="graphic">
      <style:graphic-properties draw:stroke="none" svg:stroke-width="0cm" draw:fill="none" draw:textarea-vertical-align="top" draw:auto-grow-height="false" fo:min-height="0.489cm" fo:min-width="1.192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top" style:vertical-rel="line" style:horizontal-pos="righ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_GoBack"/>Avant-propos</text:p>
      <text:p text:style-name="P2"/>
      <text:p text:style-name="P3"><text:tab/>Pourquoi un stage</text:p>
      <text:p text:style-name="P3"/>
      <text:p text:style-name="P3"><text:tab/>Qui suis-je ?</text:p>
      <text:p text:style-name="P3"/>
      <text:p text:style-name="P3"/>
      <text:p text:style-name="P2">Sommaire</text:p>
      <text:p text:style-name="P1"/>
      <text:p text:style-name="P2">Introduction</text:p>
      <text:p text:style-name="P1"/>
      <text:p text:style-name="P8">Problématique</text:p>
      <text:p text:style-name="P9">Comment assurer la réussite d’une intégration web ?</text:p>
      <text:p text:style-name="P7"/>
      <text:p text:style-name="P8">Objectifs du stage</text:p>
      <text:p text:style-name="P8"/>
      <text:h text:style-name="P37" text:outline-level="1"><text:tab/><text:tab/>Petite histoire illustrée du web design</text:h>
      <text:p text:style-name="P49">Processus de création d’un site internet</text:p>
      <text:p text:style-name="P7"/>
      <text:p text:style-name="P13">Qu’est-ce qu’un intégrateur (le métier)</text:p>
      <text:p text:style-name="P13"><text:tab/></text:p>
      <text:p text:style-name="P12"><text:tab/>Missions</text:p>
      <text:p text:style-name="P12"><text:tab/>Contraintes client timing idées</text:p>
      <text:p text:style-name="P12"><text:tab/></text:p>
      <text:p text:style-name="P12"/>
      <text:p text:style-name="P13">Les bonnes pratiques</text:p>
      <text:p text:style-name="P13"/>
      <text:p text:style-name="P13"><text:tab/>Principes généraux</text:p>
      <text:p text:style-name="P38">Séparer les données et le design</text:p>
      <text:p text:style-name="P38">Réutilisabilité du code et maintenance du code</text:p>
      <text:p text:style-name="P25"/>
      <text:p text:style-name="P26">Principes spécifiques</text:p>
      <text:p text:style-name="P39"><text:tab/>Html : Sémantique et description</text:p>
      <text:p text:style-name="P41">Css : OOCSS ou BEM </text:p>
      <text:p text:style-name="P39"><text:tab/>JS : Utilisation et contexte</text:p>
      <text:p text:style-name="P39"><text:tab/>Frameworks<text:tab/>: Productivité et maintenance</text:p>
      <text:p text:style-name="P41">Compatibilité cross-browser</text:p>
      <text:p text:style-name="P41">Responsive</text:p>
      <text:p text:style-name="P41">Accessibilité</text:p>
      <text:p text:style-name="P42">Ref</text:p>
      <text:p text:style-name="P1"/>
      <text:p text:style-name="P1"/>
      <text:p text:style-name="P2">Présentation de l'entreprise</text:p>
      <text:p text:style-name="P2"/>
      <text:p text:style-name="Standard_20__28_user_29_"><text:span text:style-name="T3"><text:tab/>L’équipe - L’organisation </text:span><text:span text:style-name="T1">(Illustration timeline évolutions agence)</text:span></text:p>
      <text:p text:style-name="P28"/>
      <text:p text:style-name="P28">La stratégie</text:p>
      <text:p text:style-name="P31">Ensemble des services proposés par l’agence</text:p>
      <text:p text:style-name="Standard_20__28_user_29_"><text:span text:style-name="T3"><text:tab/><text:tab/></text:span><text:span text:style-name="T5">Concurrence dans le secteur / Différents types d’agence</text:span></text:p>
      <text:p text:style-name="P3"/>
      <text:p text:style-name="P28"><text:soft-page-break/>Workflow</text:p>
      <text:p text:style-name="P28"/>
      <text:p text:style-name="P32">Fonctionnement</text:p>
      <text:p text:style-name="P39">Briefs et rendez-vous clients</text:p>
      <text:p text:style-name="P39">Intégration html</text:p>
      <text:p text:style-name="P39">Intégration Css</text:p>
      <text:p text:style-name="P39">Développement php</text:p>
      <text:p text:style-name="P39">Tests ? Recettes ?</text:p>
      <text:p text:style-name="P39">Serveur preprod</text:p>
      <text:p text:style-name="P39">Serveur prod</text:p>
      <text:p text:style-name="P39">Hébergement</text:p>
      <text:p text:style-name="P30"/>
      <text:p text:style-name="P3"><text:tab/><text:tab/>Technologies</text:p>
      <text:p text:style-name="P39">Html5</text:p>
      <text:p text:style-name="P40">Netbeans</text:p>
      <text:p text:style-name="P40">Css3</text:p>
      <text:p text:style-name="P40">Less Css Preprocessors</text:p>
      <text:p text:style-name="P40">Bootstrap Framework</text:p>
      <text:p text:style-name="P40">Plug-ins Jquery</text:p>
      <text:p text:style-name="P40">Wordpress</text:p>
      <text:p text:style-name="P1"/>
      <text:p text:style-name="Standard_20__28_user_29_"><text:span text:style-name="T1"><text:tab/><text:tab/></text:span><text:span text:style-name="T3">Outils de travail</text:span></text:p>
      <text:p text:style-name="P25">SVN</text:p>
      <text:p text:style-name="P43">Skype </text:p>
      <text:p text:style-name="P44">NetBeans</text:p>
      <text:p text:style-name="P27">Photoshop </text:p>
      <text:p text:style-name="P27">Chrome</text:p>
      <text:p text:style-name="P57">PlugIn Chrome Clear Cache</text:p>
      <text:p text:style-name="P57">PlugIn Chrome Web Developer</text:p>
      <text:p text:style-name="P39">Bower</text:p>
      <text:p text:style-name="P27">MySqlWorkBench</text:p>
      <text:p text:style-name="P5"/>
      <text:p text:style-name="P29"/>
      <text:p text:style-name="Standard_20__28_user_29_"><text:span text:style-name="T6"><text:tab/></text:span><text:span text:style-name="T3">Mon rôle dans l’entreprise</text:span></text:p>
      <text:p text:style-name="Standard_20__28_user_29_"><text:span text:style-name="T3"><text:tab/><text:tab/></text:span><text:span text:style-name="T1">Intégrateur web</text:span></text:p>
      <text:p text:style-name="P3"/>
      <text:p text:style-name="P3"><text:tab/>Réalisations de l’entreprise</text:p>
      <text:p text:style-name="P7"/>
      <text:p text:style-name="P7"/>
      <text:p text:style-name="P2">Projets réalisés</text:p>
      <text:p text:style-name="P2"/>
      <text:p text:style-name="Standard_20__28_user_29_"><text:span text:style-name="T2"><text:tab/></text:span><text:span text:style-name="T4">Introduction</text:span></text:p>
      <text:p text:style-name="Standard_20__28_user_29_"><text:span text:style-name="T4"><text:tab/><text:tab/></text:span><text:span text:style-name="T5">Eléments communs et spécificités</text:span></text:p>
      <text:p text:style-name="P2"/>
      <text:p text:style-name="P3"><text:tab/>C-Nesoa</text:p>
      <text:p text:style-name="Standard_20__28_user_29_"><text:span text:style-name="T3"><text:tab/><text:tab/></text:span><text:span text:style-name="T1">Thèmes abordés</text:span></text:p>
      <text:p text:style-name="Standard_20__28_user_29_"><text:span text:style-name="T3"><text:tab/></text:span><text:span text:style-name="T1"><text:tab/>Missions</text:span></text:p>
      <text:p text:style-name="P1"><text:tab/><text:tab/>Travail</text:p>
      <text:p text:style-name="P1"><text:tab/><text:tab/>Difficultés</text:p>
      <text:p text:style-name="P3"/>
      <text:p text:style-name="P3"><text:tab/>USB</text:p>
      <text:p text:style-name="P30">Thèmes abordés</text:p>
      <text:p text:style-name="Standard_20__28_user_29_"><text:soft-page-break/><text:span text:style-name="T3"><text:tab/></text:span><text:span text:style-name="T1"><text:tab/>Missions</text:span></text:p>
      <text:p text:style-name="P1"><text:tab/><text:tab/>Travail</text:p>
      <text:p text:style-name="P1"><text:tab/><text:tab/>Difficultés</text:p>
      <text:p text:style-name="P3"/>
      <text:p text:style-name="P3"/>
      <text:p text:style-name="P3"><text:tab/>Le fil cuivré</text:p>
      <text:p text:style-name="P30">Thèmes abordés</text:p>
      <text:p text:style-name="Standard_20__28_user_29_"><text:span text:style-name="T3"><text:tab/></text:span><text:span text:style-name="T1"><text:tab/>Missions</text:span></text:p>
      <text:p text:style-name="P1"><text:tab/><text:tab/>Travail</text:p>
      <text:p text:style-name="P1"><text:tab/><text:tab/>Difficultés</text:p>
      <text:p text:style-name="P3"/>
      <text:p text:style-name="P3"/>
      <text:p text:style-name="P3"><text:tab/>AGI Protection</text:p>
      <text:p text:style-name="P30">Thèmes abordés</text:p>
      <text:p text:style-name="Standard_20__28_user_29_"><text:span text:style-name="T3"><text:tab/></text:span><text:span text:style-name="T1"><text:tab/>Missions</text:span></text:p>
      <text:p text:style-name="P1"><text:tab/><text:tab/>Travail</text:p>
      <text:p text:style-name="P1"><text:tab/><text:tab/>Difficultés</text:p>
      <text:p text:style-name="P3"/>
      <text:p text:style-name="P3"/>
      <text:p text:style-name="P3"><text:tab/>AE-EPS</text:p>
      <text:p text:style-name="P30">Thèmes abordés</text:p>
      <text:p text:style-name="Standard_20__28_user_29_"><text:span text:style-name="T3"><text:tab/></text:span><text:span text:style-name="T1"><text:tab/>Missions</text:span></text:p>
      <text:p text:style-name="P1"><text:tab/><text:tab/>Travail</text:p>
      <text:p text:style-name="P1"><text:tab/><text:tab/>Difficultés</text:p>
      <text:p text:style-name="P3"/>
      <text:p text:style-name="P1"/>
      <text:p text:style-name="P4"/>
      <text:p text:style-name="P1"/>
      <text:p text:style-name="P2">Analyse / Bilan de l'expérience</text:p>
      <text:p text:style-name="P2"/>
      <text:p text:style-name="P35">Analyse générale</text:p>
      <text:p text:style-name="P11">Ressenti sur le stage</text:p>
      <text:p text:style-name="P11">Savoir-faire acquis</text:p>
      <text:p text:style-name="P10"/>
      <text:p text:style-name="P35">Atteintes des objectifs</text:p>
      <text:p text:style-name="P45">Argumentation par compétences</text:p>
      <text:p text:style-name="P35"/>
      <text:p text:style-name="Standard_20__28_user_29_"><text:span text:style-name="T4"><text:tab/></text:span><text:span text:style-name="T3">Difficultés rencontrées</text:span></text:p>
      <text:p text:style-name="P12">La collaboration <text:s/>au sein d’une équipe</text:p>
      <text:p text:style-name="P9">L’adaptation aux conditions de travail</text:p>
      <text:p text:style-name="P9">La pertinence des réponses apportées</text:p>
      <text:p text:style-name="P1"/>
      <text:p text:style-name="P35">Note de synthèse sur la résolution de la pbtik</text:p>
      <text:p text:style-name="P33"><text:span text:style-name="T3"><text:tab/></text:span><text:span text:style-name="T1">Réfléchir avant d’agir : structurer son raisonnaement</text:span></text:p>
      <text:p text:style-name="Standard_20__28_user_29_"><text:span text:style-name="T4"><text:tab/><text:tab/></text:span><text:span text:style-name="T5">Pratiquer afin d’acquérir et maîtriser les bonnes pratiques</text:span></text:p>
      <text:p text:style-name="P30">Les ajustements nécessaires : de la théorie à la pratique quotidienne</text:p>
      <text:p text:style-name="P6"/>
      <text:p text:style-name="P4"/>
      <text:p text:style-name="P2">Conclusion</text:p>
      <text:p text:style-name="P34"/>
      <text:p text:style-name="P35">L’évolution du métier </text:p>
      <text:p text:style-name="P30">Spécialisations ou connaissances générales et polyvalence</text:p>
      <text:p text:style-name="P34"><text:soft-page-break/><text:tab/></text:p>
      <text:p text:style-name="P28">Et la suite</text:p>
      <text:p text:style-name="P3"/>
      <text:p text:style-name="P4"/>
      <text:p text:style-name="P2">Remerciements</text:p>
      <text:p text:style-name="P2">Sources</text:p>
      <text:p text:style-name="P2"/>
      <text:p text:style-name="Standard_20__28_user_29_"><text:a xlink:type="simple" xlink:href="http://blog.axe-net.fr/contenu-maitre-design-serviteur/" text:style-name="Internet_20_link" text:visited-style-name="Visited_20_Internet_20_Link"><text:span text:style-name="Internet_20_link"><text:span text:style-name="T2">http://blog.axe-net.fr/contenu-maitre-design-serviteur/</text:span></text:span></text:a></text:p>
      <text:p text:style-name="P2"/>
      <text:p text:style-name="Standard_20__28_user_29_"><text:a xlink:type="simple" xlink:href="https://www.alticreation.com/integrateur-web/" text:style-name="Internet_20_link" text:visited-style-name="Visited_20_Internet_20_Link"><text:span text:style-name="Internet_20_link"><text:span text:style-name="T2">https://www.alticreation.com/integrateur-web/</text:span></text:span></text:a></text:p>
      <text:p text:style-name="P2"/>
      <text:p text:style-name="Standard_20__28_user_29_"><text:a xlink:type="simple" xlink:href="http://guidecss.fr/" text:style-name="Internet_20_link" text:visited-style-name="Visited_20_Internet_20_Link"><text:span text:style-name="Internet_20_link"><text:span text:style-name="T2">http://guidecss.fr/</text:span></text:span></text:a></text:p>
      <text:p text:style-name="Standard_20__28_user_29_"><text:a xlink:type="simple" xlink:href="http://boagworld.com/dev/semantic-code-what-why-how/" text:style-name="Internet_20_link" text:visited-style-name="Visited_20_Internet_20_Link"><text:span text:style-name="Internet_20_link"><text:span text:style-name="T2">http://boagworld.com/dev/semantic-code-what-why-how/</text:span></text:span></text:a></text:p>
      <text:p text:style-name="Standard_20__28_user_29_"><text:a xlink:type="simple" xlink:href="https://learn.shayhowe.com/" text:style-name="Internet_20_link" text:visited-style-name="Visited_20_Internet_20_Link"><text:span text:style-name="Internet_20_link"><text:span text:style-name="T2">https://learn.shayhowe.com/</text:span></text:span></text:a></text:p>
      <text:p text:style-name="Standard_20__28_user_29_"><text:a xlink:type="simple" xlink:href="http://maitrisezhtmlcss.com/" text:style-name="Internet_20_link" text:visited-style-name="Visited_20_Internet_20_Link"><text:span text:style-name="Internet_20_link"><text:span text:style-name="T2">http://maitrisezhtmlcss.com/</text:span></text:span></text:a></text:p>
      <text:p text:style-name="P2"/>
      <text:p text:style-name="P2"/>
      <text:p text:style-name="Standard_20__28_user_29_"><text:a xlink:type="simple" xlink:href="https://www.alsacreations.com/tuto/lire/562-bonnes-pratiques-javascript.html" text:style-name="Internet_20_link" text:visited-style-name="Visited_20_Internet_20_Link"><text:span text:style-name="T2">https://www.alsacreations.com/tuto/lire/562-bonnes-pratiques-javascript.html</text:span></text:a></text:p>
      <text:p text:style-name="P2"/>
      <text:p text:style-name="P2"/>
      <text:p text:style-name="P2"/>
      <text:p text:style-name="P24">Choix techniques lié à l’intégration <text:s text:c="2"/>selon le CMS choisis</text:p>
      <text:p text:style-name="P14"><text:tab/>pourquoi tel ou tel CMS</text:p>
      <text:p text:style-name="P14">Quelles technos ex : less sass</text:p>
      <text:p text:style-name="P14">code lisible <text:s/>moins de code</text:p>
      <text:p text:style-name="P17">Techno Jquery pourquoi</text:p>
      <text:p text:style-name="P17"/>
      <text:p text:style-name="P17"/>
      <text:p text:style-name="P17">outils environnement</text:p>
      <text:p text:style-name="P17">outils création de sites <text:s text:c="3"/>cms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53"/>
      <text:p text:style-name="P22"/>
      <text:p text:style-name="P22"/>
      <text:p text:style-name="P22"/>
      <text:p text:style-name="P22"/>
      <text:p text:style-name="P46"/>
      <text:p text:style-name="P36"><text:soft-page-break/></text:p>
      <text:p text:style-name="P47"><draw:custom-shape text:anchor-type="paragraph" draw:z-index="0" draw:name="Cadre3" draw:style-name="gr1" draw:text-style-name="P58" svg:width="1.191cm" svg:height="0.488cm" svg:x="15.808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Arial, Helvetica, sans-serif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Arial Unicode MS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fr" fo:country="FR" style:letter-kerning="true" style:font-name-asian="Arial Unicode MS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Arial Unicode MS" style:font-family-asian="'Arial Unicode MS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fr" fo:country="FR" style:font-name-asian="SimSun" style:font-family-asian="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39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6:18:00</meta:creation-date>
    <meta:initial-creator>damien</meta:initial-creator>
    <dc:language>fr-FR</dc:language>
    <dc:date>2017-11-30T15:50:39.539000000</dc:date>
    <meta:editing-cycles>16</meta:editing-cycles>
    <meta:editing-duration>PT2H52M19S</meta:editing-duration>
    <meta:generator>LibreOffice/5.2.7.2$Windows_x86 LibreOffice_project/2b7f1e640c46ceb28adf43ee075a6e8b8439ed10</meta:generator>
    <meta:document-statistic meta:table-count="0" meta:image-count="0" meta:object-count="0" meta:page-count="5" meta:paragraph-count="127" meta:word-count="343" meta:character-count="2761" meta:non-whitespace-character-count="24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